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9846in" fo:margin-right="0in" fo:text-indent="-0.25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
      <style:paragraph-properties fo:margin-left="0.9846in" fo:margin-right="0in" fo:text-indent="-0.25in" style:auto-text-indent="false"/>
    </style:style>
    <style:style style:name="P26" style:family="paragraph" style:parent-style-name="Text_20_body" style:list-style-name="L6">
      <style:paragraph-properties fo:margin-left="0.9846in" fo:margin-right="0in" fo:text-indent="-0.25in" style:auto-text-indent="false"/>
    </style:style>
    <style:style style:name="P27" style:family="paragraph" style:parent-style-name="Text_20_body" style:list-style-name="L10">
      <style:paragraph-properties fo:margin-left="0.9846in" fo:margin-right="0in" fo:text-indent="-0.25in" style:auto-text-indent="false"/>
    </style:style>
    <style:style style:name="P28" style:family="paragraph" style:parent-style-name="Text_20_body" style:list-style-name="L17">
      <style:paragraph-properties fo:margin-left="0.9846in" fo:margin-right="0in" fo:text-indent="-0.25in" style:auto-text-indent="false"/>
    </style:style>
    <style:style style:name="P29" style:family="paragraph" style:parent-style-name="Text_20_body" style:list-style-name="L21">
      <style:paragraph-properties fo:margin-left="0.9846in" fo:margin-right="0in" fo:text-indent="-0.25in" style:auto-text-indent="false"/>
    </style:style>
    <style:style style:name="P30" style:family="paragraph" style:parent-style-name="Text_20_body" style:list-style-name="L6">
      <style:paragraph-properties fo:margin-left="0.4925in" fo:margin-right="0in" fo:text-indent="-0.25in" style:auto-text-indent="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riable Topology Mixture Model Design</text:h>
      <text:p text:style-name="Text_20_body">Last checkin prior to making changes in PAL = 810. After implementing these changes, checkin = dataPartitioning 814, pal 815. More design continued in MixtureModelTreeTopology2Design.</text:p>
      <text:p text:style-name="Text_20_body">Goal: to allow tree topology searches on MixtureSubstitutionModel. </text:p>
      <text:p text:style-name="Text_20_body">Primary problem: Need to adjust MixtureModelEdgeParameters on the edges whenever the topology changes.</text:p>
      <text:p text:style-name="Text_20_body">(Also a problem: the number of parameters depends on the topology, so we need to adjust log likelihoods to account for this.)</text:p>
      <text:p text:style-name="Text_20_body"/>
      <text:p text:style-name="Text_20_body">NOTE: Probably the correct way to do things is to create new Actions which work on this sort of tree/model. An 'optimise edge parameters' action (includes branch lengths) and an 'optimise tree topology’ action where you need to adjust edge parameters' action. (And maybe an 'optimise submodels of mixture model' action.) However I’ll be lazy and try to avoid all this, at least for now. Much of what I do will be reusable in such a change anyhow.</text:p>
      <text:p text:style-name="Text_20_body"/>
      <text:p text:style-name="Text_20_body">I need three things in the same place at the same time:</text:p>
      <text:p text:style-name="Text_20_body">* The mixture model</text:p>
      <text:p text:style-name="Text_20_body">* The taxon subsets for each submodel</text:p>
      <text:list xml:id="list981634253" text:style-name="L1">
        <text:list-item>
          <text:p text:style-name="P4">The tree (either base tree or the 'shadow tree' of Connections and Unodes)</text:p>
        </text:list-item>
      </text:list>
      <text:h text:style-name="Heading_20_2" text:outline-level="2">Abbreviations</text:h>
      <text:p text:style-name="Text_20_body">UMLS = UnrootedMLSearcher</text:p>
      <text:p text:style-name="Text_20_body">MMEP = MixtureModelEdgeParameters</text:p>
      <text:p text:style-name="Text_20_body">MSM = MixtureSubstitutionModel</text:p>
      <text:h text:style-name="Heading_20_2" text:outline-level="2">Phase 1: labeling the taxa</text:h>
      <text:p text:style-name="Text_20_body">Each leaf needs to know which submodels apply to it.</text:p>
      <text:p text:style-name="Text_20_body">New static MixtureModel method ‘labelLeavesWithModels’. Given a tree and subsets of taxa (i.e. an array of subsets) label taxa with the ‘subset number’. Do this with the attribute using MNP.ATTRIBUTE_LABEL <text:s/>to use as the label.</text:p>
      <text:p text:style-name="Text_20_body">In LeafNode constructor, copy MNP if any from the node.</text:p>
      <text:h text:style-name="Heading_20_2" text:outline-level="2">Phase 2.0: adjusting the MMEPs (justification)</text:h>
      <text:p text:style-name="Text_20_body">With one exception, whenever the topology is changed, we call Connection.setup to navigate over the shadow tree and adjust to the new topology. This is also done when the shadow tree is first created. This is the appropriate place to make the adustments.</text:p>
      <text:p text:style-name="Text_20_body">Justification for claim Connection.setup is called:</text:p>
      <text:p text:style-name="Standard"><text:soft-page-break/>Here are all of the topology-changing undoableActions, showing how they call Connection.setup:</text:p>
      <text:p text:style-name="Text_20_body"/>
      <text:p text:style-name="Text_20_body">UMLS$NNIBranchLengthOptimiseAction.doAction: (line 483)</text:p>
      <text:p text:style-name="Text_20_body">Creates NNIOptimisationHandler handler_ on creations.</text:p>
      <text:p text:style-name="Text_20_body">In doAction, it loops through all Connections, for each one calls handler_.optimiseSimultaneiousNNIBranchLength on that Connection. <text:s/>Call this UMLS$NNIOH.OSNNIBL. </text:p>
      <text:p text:style-name="Text_20_body">In UMLS$NNIOH.OSNNIBL (line 2726): if the connection has a leaf at one end, it appears to do no topology change but optimises the branch length.</text:p>
      <text:p text:style-name="Text_20_body">Otherwise it tries three different NNIs in turn (manually, NOT by calling NNIAction) and choses the best. It calls Connection.setup() once it has chosen the best.</text:p>
      <text:p text:style-name="Text_20_body">Conclusion: It does lots of manual shuffling to evaluate the three NNIs without calling Connection.setup, then calls it once it has settled on one. Therefore to make this work, I’ll either need to change how the routine works, or add my adjustments to the manual shuffle. </text:p>
      <text:p text:style-name="Text_20_body">THEREFORE: for now, just throw an ‘not yet implemented’ exception if we try it.</text:p>
      <text:p text:style-name="Text_20_body"/>
      <text:p text:style-name="Text_20_body">UMLS$NNIAction (line757)</text:p>
      <text:p text:style-name="Text_20_body">Gets random connection. Randomly choses one of 4 NNI operations on it. Attempts the NNI. If successful, it remembers all the current branch lengths (for possible undo), then calls </text:p>
      <text:p text:style-name="Text_20_body"><text:tab/><text:tab/><text:tab/><text:tab/>connection_.setup(tool_,allConnections_);</text:p>
      <text:p text:style-name="Text_20_body"><text:tab/><text:tab/><text:tab/><text:tab/>return assessor_.getCurrentValue();</text:p>
      <text:p text:style-name="Text_20_body">In undoAction: also calls Connection.setup.</text:p>
      <text:p text:style-name="Text_20_body"/>
      <text:p text:style-name="Text_20_body">SweepSPRAction (line 840):</text:p>
      <text:p text:style-name="Text_20_body">Chooses a random target and tries to regraft it on all other connections in turn.</text:p>
      <text:p text:style-name="Text_20_body">Has an SPRAction ‘baseAction’ given to it at creation time. No changes needed here so long as SPRAction does what is required.</text:p>
      <text:p text:style-name="Text_20_body"/>
      <text:p text:style-name="Text_20_body">FullSweepSPRAction (line 898)</text:p>
      <text:p text:style-name="Text_20_body">Does all SPR actions looking for the best. Again, just need SPRAction to work.</text:p>
      <text:p text:style-name="Text_20_body">SPRAction (line 945):</text:p>
      <text:p text:style-name="Text_20_body">Works as a two step process: SPRAction.setTarget sets what is to happen, SPRAction.doSetupAction does it and returns new log likelihood, calling Connection.setup as required. </text:p>
      <text:p text:style-name="Text_20_body"/>
      <text:h text:style-name="Heading_20_2" text:outline-level="2">Phase 2.1: adjusting the MMEPs (implementation)</text:h>
      <text:p text:style-name="Text_20_body">The tree traversal routine is UMLS.InternalNode.rebuildPattern. What we are doing is very similar to the pattern rebuild, so we follow same passes:</text:p>
      <text:p text:style-name="Text_20_body"><text:soft-page-break/>First pass (from leaves inwards): after child nodes processed, each node records the models in its subtree as the union of models in its children for the connection leading towards root.</text:p>
      <text:p text:style-name="Text_20_body">Second pass (from center outwards): Each node records for each other connection (not set in first pass) the union of models at far end of all connections except the one in question.</text:p>
      <text:p text:style-name="Text_20_body">For all Connections (toward root or not) we then update the MEP, giving it its two adjacent MNPs.</text:p>
      <text:p text:style-name="Text_20_body">In MSM, add method: void topologyChanged(). Call this from an MMEP whenever it gets updated. </text:p>
      <text:p text:style-name="Text_20_body">In MSM, have ‘updateParameterisation()’ method to check whether topology has changed, and update if it has.</text:p>
      <text:p text:style-name="Text_20_body"/>
      <text:p text:style-name="Text_20_body">!! TO BE DETERMINED !! MSM should make some log likelihood adjustment for the number of free MMEP parameters.</text:p>
      <text:h text:style-name="Heading_20_2" text:outline-level="2">Phase 3: Use cases</text:h>
      <text:h text:style-name="Heading_20_2" text:outline-level="2">3.1 Known submodels</text:h>
      <text:p text:style-name="Text_20_body">Given: tree, set of submodels, set of taxa for each submodel. Create MSM and suitable tree.</text:p>
      <text:list xml:id="list1063285810" text:style-name="L2">
        <text:list-item>
          <text:p text:style-name="P5">Create a (treeless) MSM with public MixtureSubstitutionModel(SingleClassSubstitutionModel[] models)</text:p>
        </text:list-item>
        <text:list-item>
          <text:p text:style-name="P5">Create a (MSM-less) tree with attachModelsToLeaves(Tree tree, boolean[][] taxaSubsets)</text:p>
        </text:list-item>
        <text:list-item>
          <text:p text:style-name="P5">Join the two together with MSM.attachTree(Tree)</text:p>
        </text:list-item>
        <text:list-item>
          <text:p text:style-name="P5">Attach the tree with *new method* Public void attachModelsToLeaves(Tree tree, boolean[][] taxaSubsets):</text:p>
        </text:list-item>
        <text:list-item>
          <text:p text:style-name="P25">Attaches MNPs to the leaves of ‘tree’, and MMEPs to all nodes. These will get copied during creation of shadow tree.</text:p>
        </text:list-item>
        <text:list-item>
          <text:p text:style-name="P25">Also stores in the model links to all of the MMEPs.</text:p>
        </text:list-item>
        <text:list-item>
          <text:p text:style-name="P25">After all MMEPs linked to, update parameterization.</text:p>
        </text:list-item>
      </text:list>
      <text:p text:style-name="P3">Now have MSM with the edge weights as parameterization.</text:p>
      <text:h text:style-name="Heading_20_2" text:outline-level="2">3.2 Want to optimise submodels on restricted trees</text:h>
      <text:list xml:id="list1605396427" text:style-name="L3">
        <text:list-item>
          <text:p text:style-name="P6">Create new method: static Tree MSM.treeRestrictedToModel(int i)</text:p>
        </text:list-item>
        <text:list-item>
          <text:p text:style-name="P6">Call this with new method: void MSM.optimiseSubmodel(Tree, int i).</text:p>
        </text:list-item>
      </text:list>
      <text:p text:style-name="P2">Modifies submodel #i within the MSM.</text:p>
      <text:h text:style-name="Heading_20_2" text:outline-level="2">3.3 Optimise topology of an MSM</text:h>
      <text:list xml:id="list1124656687" text:style-name="L4">
        <text:list-item>
          <text:p text:style-name="P7">Create the MSM (case 3.1). Optionally optimise the submodels (3.2).</text:p>
        </text:list-item>
        <text:list-item>
          <text:p text:style-name="P7">Call TreeSearchTool.basicUnrootedTreeMLSearch on the MSM.</text:p>
        </text:list-item>
      </text:list>
      <text:p text:style-name="Text_20_body">!!! Never want to change topology and then adjust edge lengths without adjusting model parameters at <text:soft-page-break/>the same time.</text:p>
      <text:p text:style-name="Text_20_body"/>
      <text:h text:style-name="Heading_20_2" text:outline-level="2"/>
      <text:h text:style-name="Heading_20_2" text:outline-level="2"/>
      <text:p text:style-name="Text_20_body"/>
      <text:p text:style-name="Text_20_body"/>
      <text:p text:style-name="P1"><draw:frame draw:style-name="fr1" draw:name="graphics1" text:anchor-type="paragraph" svg:width="6.2591in" svg:height="0.1409in" draw:z-index="0"><draw:image xlink:href="../../../../../../../../lib/openoffice.org/basis3.0/share/gallery/rulers/blurulr2.gif" xlink:type="simple" xlink:show="embed" xlink:actuate="onLoad"/></draw:frame></text:p>
      <text:h text:style-name="Heading_20_1" text:outline-level="1">Detailed Design</text:h>
      <text:h text:style-name="Heading_20_2" text:outline-level="2">Pal.substmodel.ModelNodeParameters: </text:h>
      <text:p text:style-name="Text_20_body">Create as an interface</text:p>
      <text:p text:style-name="Text_20_body">public static String ATTRIBUTE_LABEL = "ModelNodeParameters"; </text:p>
      <text:p text:style-name="Text_20_body">method void setNumberOfAdjacentEdges(int)</text:p>
      <text:p text:style-name="Text_20_body">method: MNP newInstance(int numConnections)</text:p>
      <text:p text:style-name="Text_20_body">method: void resetForTopologyChanged()</text:p>
      <text:p text:style-name="Text_20_body">method: void update(MNP[] adjacentMNPs, int[] nodeBackPointers, MEP[] adjacentMEPs, int[] edgeBackPointers, int index, boolean firstPass)</text:p>
      <text:p text:style-name="Text_20_body"/>
      <text:h text:style-name="Heading_20_2" text:outline-level="2">Pal.substmodel.MixtureModelNodeParameters:</text:h>
      <text:p text:style-name="Text_20_body">Implements ModelNodeParameters.</text:p>
      <text:p text:style-name="Text_20_body">Data members:</text:p>
      <text:list xml:id="list1190390618" text:style-name="L5">
        <text:list-item>
          <text:p text:style-name="P8">SetOfSmallIntegers submodelsInSubtree_</text:p>
        </text:list-item>
      </text:list>
      <text:p text:style-name="Text_20_body">Methods:</text:p>
      <text:list xml:id="list318376367" text:style-name="L6">
        <text:list-item>
          <text:p text:style-name="P9">onstructor for leaves (given single SetOfSmallIntegers)</text:p>
        </text:list-item>
        <text:list-item>
          <text:p text:style-name="P9">setNumberOfAdjacentEdges(int) (rqd by interface)</text:p>
        </text:list-item>
        <text:list-item>
          <text:p text:style-name="P9">newInstance(int) (rqd by interface)</text:p>
        </text:list-item>
        <text:list-item>
          <text:p text:style-name="P9">resetForTopologyChanged() <text:s/>(rqd by interface)</text:p>
        </text:list-item>
        <text:list-item>
          <text:p text:style-name="P9">update( ...) :(rqd by interface)</text:p>
          <text:p text:style-name="P26">Calls ‘setUnionOfSubmodels’ to update all the submodelsInSubtree entries for which we have the required info in neighbouring nodes.</text:p>
        </text:list-item>
        <text:list-item>
          <text:p text:style-name="P30">setUnionOfSubmodels(adjacentMNPs,nodeBackpointers,adjacentMEPs,edgeBackpointers,int <text:soft-page-break/>direction)</text:p>
        </text:list-item>
        <text:list-item>
          <text:p text:style-name="P30">SetOfSmallIntegers getSubmodelsInSubtree(int)</text:p>
        </text:list-item>
      </text:list>
      <text:h text:style-name="Heading_20_2" text:outline-level="2">Pal.substmodel.ModelEdgeParameters: </text:h>
      <text:list xml:id="list1335215913" text:style-name="L7">
        <text:list-item>
          <text:p text:style-name="P10">Change to be an interface</text:p>
        </text:list-item>
      </text:list>
      <text:list xml:id="list2172608771" text:style-name="L8">
        <text:list-item>
          <text:p text:style-name="P11">Rename attributeLabel -&gt; ATTRIBUTE_LABEL</text:p>
        </text:list-item>
      </text:list>
      <text:list xml:id="list1669329565" text:style-name="L9">
        <text:list-item>
          <text:p text:style-name="P12">New <text:s/>method: update(MNP <text:s/>nearMNP, int nearBackPointer, MNP farMNP, int farBackPointer, boolean firstPass) </text:p>
        </text:list-item>
        <text:list-item>
          <text:p text:style-name="P12">new setModel(MSM) method.</text:p>
        </text:list-item>
        <text:list-item>
          <text:p text:style-name="P12">POSSIBLE TO DO: have some MEP.finalUpdate() method, called from Connection.setup(), which (for MMEPs) reparameterizes the MSM.</text:p>
        </text:list-item>
      </text:list>
      <text:h text:style-name="Heading_20_2" text:outline-level="2">Pal.substmodel.MixtureModelEdgeParameters: </text:h>
      <text:list xml:id="list141016103" text:style-name="L10">
        <text:list-item>
          <text:p text:style-name="P13">Break up current constructor: </text:p>
        </text:list-item>
        <text:list-item>
          <text:p text:style-name="P27">constructor which doesn’t know how many models apply to this edge (number of non-zero weights)</text:p>
        </text:list-item>
        <text:list-item>
          <text:p text:style-name="P27">method ‘setNumberNonZeroWeights’ which knows how many non-zero weights there are and assigns memory space</text:p>
        </text:list-item>
        <text:list-item>
          <text:p text:style-name="P27">method ‘setNonZeroWeights’ which actually assigns the non-zero weights.</text:p>
        </text:list-item>
      </text:list>
      <text:list xml:id="list731700536" text:continue-list="list1669329565" text:style-name="L9">
        <text:list-item>
          <text:p text:style-name="P12">Instantiate abstract method: update(nearMNP, farMNP, firstPass) . Does nothing if firstPass = true, otherwise sets model as intersection from nearMNP and farMNP. Error if MNPs are null or not MixtureModelNodeParameters. Calls MSM.updateParameterisation() on the attached MSM. (Inefficient: could instead just store a flag to say whether need to update parameterization, and use MMEP.finalUpdate() method to actually do it. See section above.)</text:p>
        </text:list-item>
      </text:list>
      <text:h text:style-name="Heading_20_2" text:outline-level="2">Pal.treesearch.UnrootedMLSearcher.Connection:</text:h>
      <text:list xml:id="list1375267482" text:style-name="L11">
        <text:list-item>
          <text:p text:style-name="P14">Add method getEdgeParameteres()</text:p>
        </text:list-item>
      </text:list>
      <text:h text:style-name="Heading_20_2" text:outline-level="2">Pal.treesearch.UnrootedMLSearcher.UNode</text:h>
      <text:p text:style-name="Text_20_body">Unode is an interface (line 1109). Implemented by LeafNode (line 1710), <text:s/>InternalNode (line 1216)</text:p>
      <text:list xml:id="list1407348638" text:style-name="L12">
        <text:list-item>
          <text:p text:style-name="P15">Add method: public ModelNodeParameters getNodeParameters();</text:p>
        </text:list-item>
        <text:list-item>
          <text:p text:style-name="P15">Add method: public void setNodeParameters();</text:p>
        </text:list-item>
        <text:list-item>
          <text:p text:style-name="P15">Add method: public <text:s/>ModelNodeParameters[] getAdjacentNodeParameters() and similar for edges.</text:p>
        </text:list-item>
        <text:list-item>
          <text:p text:style-name="P15">Add method int[] getAdjacentNodeBackpointers() and similar for edges</text:p>
        </text:list-item>
        <text:list-item>
          <text:p text:style-name="P15">Add method: int getBackpointer(Connection)</text:p>
        </text:list-item>
      </text:list>
      <text:h text:style-name="Heading_20_2" text:outline-level="2"><text:soft-page-break/>Pal.treesearch.UnrootedMLSearcher.LeafNode:</text:h>
      <text:list xml:id="list616650964" text:style-name="L13">
        <text:list-item>
          <text:p text:style-name="P16">Add ModelNodeParameters data member and (get/set)NodeParameters methods</text:p>
        </text:list-item>
        <text:list-item>
          <text:p text:style-name="P16">Add getAdjacentNodeParameters(), getAdjacentEdgeParameters();</text:p>
        </text:list-item>
      </text:list>
      <text:list xml:id="list1694524475" text:continue-list="list1407348638" text:style-name="L12">
        <text:list-item>
          <text:p text:style-name="P15">Add method int[] getAdjacentNodeBackpointers() and similar for edges</text:p>
        </text:list-item>
      </text:list>
      <text:list xml:id="list1507908869" text:continue-list="list616650964" text:style-name="L13">
        <text:list-item>
          <text:p text:style-name="P16">LeafNode(Node c, Connection parentConnection, ConstructionTool tool ) constructor: copy any MNP from the supplied node.</text:p>
        </text:list-item>
      </text:list>
      <text:h text:style-name="Heading_20_2" text:outline-level="2">Pal.treesearch.UnrootedMLSearcher.InternalNode:</text:h>
      <text:list xml:id="list837393423" text:continue-numbering="true" text:style-name="L13">
        <text:list-item>
          <text:p text:style-name="P16">Add ModelNodeParameters data member and (get/set)NodeParameters methods</text:p>
        </text:list-item>
        <text:list-item>
          <text:p text:style-name="P16">Add getAdjacentNodeParameters(), getAdjacentEdgeParameters();</text:p>
        </text:list-item>
      </text:list>
      <text:list xml:id="list886985092" text:continue-list="list1694524475" text:style-name="L12">
        <text:list-item>
          <text:p text:style-name="P15">Add method int[] getAdjacentNodeBackpointers() and similar for edges</text:p>
        </text:list-item>
      </text:list>
      <text:list xml:id="list732450642" text:continue-list="list837393423" text:style-name="L13">
        <text:list-item>
          <text:p text:style-name="P16">Modify rebuildPattern – this has its own section.</text:p>
        </text:list-item>
      </text:list>
      <text:h text:style-name="Heading_20_2" text:outline-level="2">Pal.treesearch.UnrootedMLSearcher.InternalNode.rebuildPattern:</text:h>
      <text:p text:style-name="Text_20_body">If any neighbours have an MNP, we need one too. If we don’t have one, use MNP.newInstance from the first adjacent one we find. Code in loop for this, and to find index of caller.</text:p>
      <text:p text:style-name="Text_20_body">In first pass loop:</text:p>
      <text:list xml:id="list1620192818" text:style-name="L14">
        <text:list-item>
          <text:p text:style-name="P17">If we have no MNP and find one on ‘other’, remember it</text:p>
        </text:list-item>
        <text:list-item>
          <text:p text:style-name="P17">If the Connection has an MEP, call MEP.update(nearMNP, nearBackpointer, farMNP, farBackpointer, firstPass) on it.</text:p>
        </text:list-item>
        <text:list-item>
          <text:p text:style-name="P17">Record the index of caller connection in indexOfCaller. (Initialized to -1)</text:p>
        </text:list-item>
      </text:list>
      <text:p text:style-name="Text_20_body">After the loop:</text:p>
      <text:list xml:id="list568401648" text:style-name="L15">
        <text:list-item>
          <text:p text:style-name="P18">If we have no MNP but found one on a neighbour during the loop, use newInstance to create one for this node.</text:p>
        </text:list-item>
        <text:list-item>
          <text:p text:style-name="P18">Reset our MNP</text:p>
        </text:list-item>
        <text:list-item>
          <text:p text:style-name="P18">Call MNP.update(...) on it. This will update as much as is possible at this point in time.</text:p>
        </text:list-item>
      </text:list>
      <text:p text:style-name="Text_20_body">Second pass:</text:p>
      <text:p text:style-name="Text_20_body"/>
      <text:list xml:id="list499108140" text:style-name="L16">
        <text:list-item>
          <text:p text:style-name="P19">Prior to first loop, call nodeParams_.update(this.getAdjacentNodeParameters, this.getAdjacentEdgeParameters, i) . This will complete the update of the MNPs (what couldn’t be calculated in first pass.)</text:p>
        </text:list-item>
        <text:list-item>
          <text:p text:style-name="P19">In the first loop, call connections_[i].update(...)</text:p>
        </text:list-item>
      </text:list>
      <text:h text:style-name="Heading_20_2" text:outline-level="2">Pal.math.SetOfSmallIntegers: </text:h>
      <text:p text:style-name="Text_20_body">Migrate from datapartitioning package.</text:p>
      <text:p text:style-name="Text_20_body">Add ‘setToEmpty’ method.</text:p>
      <text:p text:style-name="Text_20_body"><text:soft-page-break/>Add constructor from array of boolean</text:p>
      <text:p text:style-name="Text_20_body"/>
      <text:h text:style-name="Heading_20_2" text:outline-level="2">Pal.substmodel.MixtureSubstitutionModel:</text:h>
      <text:list xml:id="list507480649" text:style-name="L17">
        <text:list-item>
          <text:p text:style-name="P20">New method: static void labelLeavesWithModels, several versions:</text:p>
        </text:list-item>
        <text:list-item>
          <text:p text:style-name="P28">labelLeavesWithModels(Tree, SetOfSmallSubsets) (using leaf order corresponding to tree.getExternalNode.)</text:p>
        </text:list-item>
        <text:list-item>
          <text:p text:style-name="P28">labelLeavesWithModels(Tree, boolean[submodel][taxa])</text:p>
        </text:list-item>
        <text:list-item>
          <text:p text:style-name="P28">labelLeavesWithModels(Tree,IdGroup[]): (doesn’t require any knowledge of taxon ordering.)</text:p>
        </text:list-item>
        <text:list-item>
          <text:p text:style-name="P20">New method static Tree treeRestrictedToModel(Tree, int model)</text:p>
        </text:list-item>
        <text:list-item>
          <text:p text:style-name="P20">new method: void optimiseSubmodel(Alignment, Tree, int submodel)</text:p>
        </text:list-item>
        <text:list-item>
          <text:p text:style-name="P20">new method: void optimiseAllSubmodels(Alignment, Tree): </text:p>
        </text:list-item>
        <text:list-item>
          <text:p text:style-name="P20">new method: void detatchTree()</text:p>
        </text:list-item>
        <text:list-item>
          <text:p text:style-name="P20">new method: void attachTree(Tree)</text:p>
        </text:list-item>
      </text:list>
      <text:p text:style-name="Text_20_body">Modify methods:</text:p>
      <text:list xml:id="list1699713142" text:style-name="L18">
        <text:list-item>
          <text:p text:style-name="P21">getEquilibirumFrequencies: use model 0.</text:p>
        </text:list-item>
        <text:list-item>
          <text:p text:style-name="P21">updateParameterization becomes public</text:p>
        </text:list-item>
      </text:list>
      <text:p text:style-name="Text_20_body">Obsolete methods: </text:p>
      <text:list xml:id="list223158031" text:style-name="L19">
        <text:list-item>
          <text:p text:style-name="P22">addEdgeToModel</text:p>
        </text:list-item>
        <text:list-item>
          <text:p text:style-name="P22">findRestrictedTreesAndOverlap</text:p>
        </text:list-item>
        <text:list-item>
          <text:p text:style-name="P22">optimiseModelsOnSubtrees</text:p>
        </text:list-item>
        <text:list-item>
          <text:p text:style-name="P22">createAndOptimise</text:p>
        </text:list-item>
      </text:list>
      <text:h text:style-name="Heading_20_2" text:outline-level="2">Pal.tree.TreeRestricter:</text:h>
      <text:p text:style-name="Text_20_body">Modify to copy attributes of leaf nodes into the new tree.</text:p>
      <text:list xml:id="list2117876686" text:style-name="L20">
        <text:list-item>
          <text:p text:style-name="P23">Throughout, change class ‘Node’ to ‘AttributeNode’.</text:p>
        </text:list-item>
      </text:list>
      <text:list xml:id="list1399895546" text:style-name="L21">
        <text:list-item>
          <text:p text:style-name="P24">TreeRestricter.RNode interface:</text:p>
        </text:list-item>
        <text:list-item>
          <text:p text:style-name="P29">constructPAL() returns an AttributeNode.</text:p>
        </text:list-item>
        <text:list-item>
          <text:p text:style-name="P24">TreeRestricter.LeafNode inner class:</text:p>
        </text:list-item>
        <text:list-item>
          <text:p text:style-name="P29">Add data member Hashtable attributes_ </text:p>
        </text:list-item>
        <text:list-item>
          <text:p text:style-name="P29">constructPAL() returns an AttributeNode.</text:p>
        </text:list-item>
        <text:list-item>
          <text:p text:style-name="P24">TreeRestricter.InternalNode inner class:</text:p>
        </text:list-item>
        <text:list-item>
          <text:p text:style-name="P29">constructPAL() returns an AttributeN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Woodhams</meta:initial-creator>
    <meta:creation-date>2009-08-10T14:05:55</meta:creation-date>
    <dc:date>2009-08-17T15:25:03</dc:date>
    <dc:creator>Michael Woodhams</dc:creator>
    <meta:editing-duration>PT25H09M39S</meta:editing-duration>
    <meta:editing-cycles>24</meta:editing-cycles>
    <meta:generator>OpenOffice.org/3.0$Linux OpenOffice.org_project/300m15$Build-9379</meta:generator>
    <meta:printed-by>Michael Woodhams</meta:printed-by>
    <meta:print-date>2009-08-13T10:12:58</meta:print-date>
    <meta:document-statistic meta:table-count="0" meta:image-count="1" meta:object-count="0" meta:page-count="7" meta:paragraph-count="165" meta:word-count="1632" meta:character-count="11742"/>
    <meta:user-defined meta:name="Info 1"/>
    <meta:user-defined meta:name="Info 2"/>
    <meta:user-defined meta:name="Info 3"/>
    <meta:user-defined meta:name="Info 4"/>
  </office:meta>
</office:document-meta>
</file>